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c5731"/>
    </style:style>
    <style:style style:name="P2" style:family="paragraph" style:parent-style-name="Standard">
      <style:text-properties officeooo:paragraph-rsid="000cd335"/>
    </style:style>
    <style:style style:name="P3" style:family="paragraph" style:parent-style-name="Standard">
      <style:text-properties officeooo:paragraph-rsid="000d4433"/>
    </style:style>
    <style:style style:name="P4" style:family="paragraph" style:parent-style-name="Standard">
      <style:paragraph-properties fo:text-align="justify" style:justify-single-word="false"/>
      <style:text-properties officeooo:paragraph-rsid="00114e0d"/>
    </style:style>
    <style:style style:name="P5" style:family="paragraph" style:parent-style-name="Standard">
      <style:paragraph-properties fo:text-align="justify" style:justify-single-word="false"/>
      <style:text-properties officeooo:paragraph-rsid="001273c9"/>
    </style:style>
    <style:style style:name="P6" style:family="paragraph" style:parent-style-name="Standard">
      <style:paragraph-properties fo:text-align="justify" style:justify-single-word="false"/>
      <style:text-properties officeooo:paragraph-rsid="002261de"/>
    </style:style>
    <style:style style:name="P7" style:family="paragraph" style:parent-style-name="Standard">
      <style:paragraph-properties fo:text-align="justify" style:justify-single-word="false"/>
      <style:text-properties officeooo:paragraph-rsid="003f158c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officeooo:paragraph-rsid="00114e0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officeooo:rsid="00100551" officeooo:paragraph-rsid="00100551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0c5731" officeooo:paragraph-rsid="000c5731"/>
    </style:style>
    <style:style style:name="P11" style:family="paragraph" style:parent-style-name="Standard">
      <style:text-properties officeooo:rsid="000c5731" officeooo:paragraph-rsid="00367feb"/>
    </style:style>
    <style:style style:name="P12" style:family="paragraph" style:parent-style-name="Standard">
      <style:text-properties officeooo:rsid="000cd335" officeooo:paragraph-rsid="000cd335"/>
    </style:style>
    <style:style style:name="P13" style:family="paragraph" style:parent-style-name="Standard">
      <style:paragraph-properties fo:text-align="justify" style:justify-single-word="false"/>
      <style:text-properties officeooo:rsid="000cd335" officeooo:paragraph-rsid="000cd335"/>
    </style:style>
    <style:style style:name="P14" style:family="paragraph" style:parent-style-name="Standard">
      <style:text-properties officeooo:rsid="000d4433" officeooo:paragraph-rsid="000cd335"/>
    </style:style>
    <style:style style:name="P15" style:family="paragraph" style:parent-style-name="Standard">
      <style:text-properties officeooo:rsid="000d4433" officeooo:paragraph-rsid="000d4433"/>
    </style:style>
    <style:style style:name="P16" style:family="paragraph" style:parent-style-name="Standard">
      <style:text-properties officeooo:rsid="000d4433" officeooo:paragraph-rsid="003be6e8"/>
    </style:style>
    <style:style style:name="P17" style:family="paragraph" style:parent-style-name="Standard">
      <style:paragraph-properties fo:text-align="justify" style:justify-single-word="false"/>
      <style:text-properties officeooo:rsid="00114e0d" officeooo:paragraph-rsid="00114e0d"/>
    </style:style>
    <style:style style:name="P18" style:family="paragraph" style:parent-style-name="Standard">
      <style:paragraph-properties fo:text-align="justify" style:justify-single-word="false"/>
      <style:text-properties officeooo:rsid="00224561" officeooo:paragraph-rsid="00224561"/>
    </style:style>
    <style:style style:name="P19" style:family="paragraph" style:parent-style-name="Standard">
      <style:paragraph-properties fo:text-align="justify" style:justify-single-word="false"/>
      <style:text-properties officeooo:rsid="001273c9" officeooo:paragraph-rsid="001273c9"/>
    </style:style>
    <style:style style:name="P20" style:family="paragraph" style:parent-style-name="Standard">
      <style:text-properties officeooo:rsid="001273c9" officeooo:paragraph-rsid="001273c9"/>
    </style:style>
    <style:style style:name="P21" style:family="paragraph" style:parent-style-name="Standard">
      <style:text-properties officeooo:rsid="001ed156" officeooo:paragraph-rsid="001ed156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c2c09" officeooo:paragraph-rsid="0015d35f" style:font-weight-asian="normal" style:font-weight-complex="normal"/>
    </style:style>
    <style:style style:name="P23" style:family="paragraph" style:parent-style-name="Standard">
      <style:text-properties officeooo:paragraph-rsid="003be6e8"/>
    </style:style>
    <style:style style:name="P24" style:family="paragraph" style:parent-style-name="Standard">
      <style:paragraph-properties fo:text-align="justify" style:justify-single-word="false"/>
      <style:text-properties officeooo:rsid="000f2ba9" officeooo:paragraph-rsid="000f2ba9"/>
    </style:style>
    <style:style style:name="P25" style:family="paragraph" style:parent-style-name="Standard">
      <style:paragraph-properties fo:text-align="justify" style:justify-single-word="false"/>
      <style:text-properties officeooo:rsid="0024b223" officeooo:paragraph-rsid="0024b223"/>
    </style:style>
    <style:style style:name="P26" style:family="paragraph" style:parent-style-name="Standard">
      <style:text-properties officeooo:rsid="002a11d4" officeooo:paragraph-rsid="002a11d4"/>
    </style:style>
    <style:style style:name="P27" style:family="paragraph" style:parent-style-name="Standard">
      <style:text-properties officeooo:rsid="002a11d4" officeooo:paragraph-rsid="00485fa2"/>
    </style:style>
    <style:style style:name="P28" style:family="paragraph" style:parent-style-name="Standard">
      <style:text-properties officeooo:rsid="002a11d4" officeooo:paragraph-rsid="0049f332"/>
    </style:style>
    <style:style style:name="P29" style:family="paragraph" style:parent-style-name="Standard">
      <style:text-properties fo:color="#ff0000" officeooo:rsid="002a11d4" officeooo:paragraph-rsid="0049f332"/>
    </style:style>
    <style:style style:name="P30" style:family="paragraph" style:parent-style-name="Standard">
      <style:text-properties fo:color="#ff0000" officeooo:rsid="0049f332" officeooo:paragraph-rsid="004afb6e"/>
    </style:style>
    <style:style style:name="P31" style:family="paragraph" style:parent-style-name="Standard">
      <style:text-properties fo:color="#ff0000" officeooo:rsid="0049f332" officeooo:paragraph-rsid="00485fa2"/>
    </style:style>
    <style:style style:name="P32" style:family="paragraph" style:parent-style-name="Standard">
      <style:text-properties fo:color="#004a4a" officeooo:rsid="002a11d4" officeooo:paragraph-rsid="0049f332"/>
    </style:style>
    <style:style style:name="P33" style:family="paragraph" style:parent-style-name="Standard">
      <style:text-properties fo:color="#004a4a" officeooo:rsid="0049f332" officeooo:paragraph-rsid="004afb6e"/>
    </style:style>
    <style:style style:name="P34" style:family="paragraph" style:parent-style-name="Standard">
      <style:text-properties fo:color="#004a4a" officeooo:rsid="0049f332" officeooo:paragraph-rsid="0049f332"/>
    </style:style>
    <style:style style:name="P35" style:family="paragraph" style:parent-style-name="Standard">
      <style:text-properties fo:color="#0099ff" officeooo:rsid="002a11d4" officeooo:paragraph-rsid="0049f332"/>
    </style:style>
    <style:style style:name="P36" style:family="paragraph" style:parent-style-name="Standard">
      <style:text-properties fo:color="#0099ff" officeooo:rsid="002a11d4" officeooo:paragraph-rsid="004afb6e"/>
    </style:style>
    <style:style style:name="P37" style:family="paragraph" style:parent-style-name="Standard">
      <style:text-properties fo:color="#0099ff" officeooo:rsid="0049f332" officeooo:paragraph-rsid="0049f332"/>
    </style:style>
    <style:style style:name="P38" style:family="paragraph" style:parent-style-name="Standard">
      <style:text-properties officeooo:rsid="0039f118" officeooo:paragraph-rsid="0039f118"/>
    </style:style>
    <style:style style:name="P39" style:family="paragraph" style:parent-style-name="Standard">
      <style:text-properties officeooo:rsid="002f4ddd" officeooo:paragraph-rsid="002a11d4"/>
    </style:style>
    <style:style style:name="P40" style:family="paragraph" style:parent-style-name="Standard">
      <style:text-properties officeooo:rsid="00485fa2" officeooo:paragraph-rsid="002a11d4"/>
    </style:style>
    <style:style style:name="P41" style:family="paragraph" style:parent-style-name="Standard">
      <style:text-properties officeooo:rsid="00485fa2" officeooo:paragraph-rsid="0049f332"/>
    </style:style>
    <style:style style:name="P42" style:family="paragraph" style:parent-style-name="Standard">
      <style:text-properties officeooo:rsid="0049f332" officeooo:paragraph-rsid="0049f332"/>
    </style:style>
    <style:style style:name="P43" style:family="paragraph" style:parent-style-name="Standard">
      <style:text-properties officeooo:rsid="004c2e4a" officeooo:paragraph-rsid="004c2e4a"/>
    </style:style>
    <style:style style:name="P44" style:family="paragraph" style:parent-style-name="Table_20_Contents">
      <style:text-properties fo:font-style="italic" officeooo:paragraph-rsid="001273c9" style:font-style-asian="italic" style:font-style-complex="italic"/>
    </style:style>
    <style:style style:name="P45" style:family="paragraph" style:parent-style-name="Table_20_Contents">
      <style:text-properties fo:font-style="italic" officeooo:paragraph-rsid="0012c870" style:font-style-asian="italic" style:font-style-complex="italic"/>
    </style:style>
    <style:style style:name="P46" style:family="paragraph" style:parent-style-name="Table_20_Contents">
      <style:text-properties fo:font-style="italic" officeooo:paragraph-rsid="0018cf8c" style:font-style-asian="italic" style:font-style-complex="italic"/>
    </style:style>
    <style:style style:name="P47" style:family="paragraph" style:parent-style-name="Table_20_Contents">
      <style:text-properties fo:font-style="italic" officeooo:rsid="001273c9" officeooo:paragraph-rsid="001273c9" style:font-style-asian="italic" style:font-style-complex="italic"/>
    </style:style>
    <style:style style:name="P48" style:family="paragraph" style:parent-style-name="Table_20_Contents">
      <style:text-properties fo:font-style="italic" officeooo:rsid="0012c870" officeooo:paragraph-rsid="0012c870" style:font-style-asian="italic" style:font-style-complex="italic"/>
    </style:style>
    <style:style style:name="P49" style:family="paragraph" style:parent-style-name="Table_20_Contents">
      <style:text-properties fo:font-style="italic" officeooo:rsid="0012c870" officeooo:paragraph-rsid="0018cf8c" style:font-style-asian="italic" style:font-style-complex="italic"/>
    </style:style>
    <style:style style:name="P50" style:family="paragraph" style:parent-style-name="Table_20_Contents">
      <style:text-properties fo:font-style="italic" officeooo:rsid="0012c870" officeooo:paragraph-rsid="0012f644" style:font-style-asian="italic" style:font-style-complex="italic"/>
    </style:style>
    <style:style style:name="P51" style:family="paragraph" style:parent-style-name="Table_20_Contents">
      <style:text-properties officeooo:paragraph-rsid="001c2c09"/>
    </style:style>
    <style:style style:name="P52" style:family="paragraph" style:parent-style-name="Table_20_Contents">
      <style:text-properties officeooo:rsid="000cd335" officeooo:paragraph-rsid="000cd335"/>
    </style:style>
    <style:style style:name="P53" style:family="paragraph" style:parent-style-name="Table_20_Contents">
      <style:text-properties officeooo:rsid="001c2c09" officeooo:paragraph-rsid="001c2c09"/>
    </style:style>
    <style:style style:name="P54" style:family="paragraph" style:parent-style-name="Standard">
      <style:text-properties officeooo:rsid="000cd335" officeooo:paragraph-rsid="000cd335"/>
    </style:style>
    <style:style style:name="P55" style:family="paragraph" style:parent-style-name="Standard">
      <style:paragraph-properties fo:text-align="justify" style:justify-single-word="false"/>
      <style:text-properties officeooo:rsid="000cd335" officeooo:paragraph-rsid="000cd335"/>
    </style:style>
    <style:style style:name="P56" style:family="paragraph" style:parent-style-name="Standard">
      <style:paragraph-properties fo:text-align="justify" style:justify-single-word="false"/>
      <style:text-properties officeooo:paragraph-rsid="00449bfc"/>
    </style:style>
    <style:style style:name="P57" style:family="paragraph" style:parent-style-name="Standard">
      <style:paragraph-properties fo:text-align="justify" style:justify-single-word="false"/>
      <style:text-properties officeooo:paragraph-rsid="0055f506"/>
    </style:style>
    <style:style style:name="P58" style:family="paragraph" style:parent-style-name="Standard">
      <style:paragraph-properties fo:text-align="justify" style:justify-single-word="false"/>
      <style:text-properties officeooo:paragraph-rsid="002cede8"/>
    </style:style>
    <style:style style:name="P59" style:family="paragraph" style:parent-style-name="Standard">
      <style:paragraph-properties fo:text-align="justify" style:justify-single-word="false"/>
      <style:text-properties officeooo:paragraph-rsid="005874e0"/>
    </style:style>
    <style:style style:name="P60" style:family="paragraph" style:parent-style-name="Standard">
      <style:paragraph-properties fo:text-align="justify" style:justify-single-word="false"/>
      <style:text-properties officeooo:paragraph-rsid="005c2a55"/>
    </style:style>
    <style:style style:name="P61" style:family="paragraph" style:parent-style-name="Standard">
      <style:text-properties fo:color="#0099ff" officeooo:rsid="002a11d4" officeooo:paragraph-rsid="0049f332"/>
    </style:style>
    <style:style style:name="P62" style:family="paragraph" style:parent-style-name="Standard">
      <style:text-properties fo:color="#0099ff" officeooo:rsid="002a11d4" officeooo:paragraph-rsid="005677b3"/>
    </style:style>
    <style:style style:name="P63" style:family="paragraph" style:parent-style-name="Standard">
      <style:text-properties fo:color="#0099ff" officeooo:rsid="0049f332" officeooo:paragraph-rsid="005677b3"/>
    </style:style>
    <style:style style:name="P64" style:family="paragraph" style:parent-style-name="Standard">
      <style:text-properties officeooo:rsid="002a11d4" officeooo:paragraph-rsid="005677b3"/>
    </style:style>
    <style:style style:name="P65" style:family="paragraph" style:parent-style-name="Standard">
      <style:text-properties fo:color="#800080" officeooo:rsid="002a11d4" officeooo:paragraph-rsid="005677b3"/>
    </style:style>
    <style:style style:name="P66" style:family="paragraph" style:parent-style-name="Standard">
      <style:paragraph-properties fo:text-align="justify" style:justify-single-word="false"/>
      <style:text-properties officeooo:rsid="00264c4a" officeooo:paragraph-rsid="004ff3b4"/>
    </style:style>
    <style:style style:name="P67" style:family="paragraph" style:parent-style-name="Standard">
      <style:paragraph-properties fo:text-align="justify" style:justify-single-word="false"/>
      <style:text-properties officeooo:rsid="00264c4a" officeooo:paragraph-rsid="00264c4a"/>
    </style:style>
    <style:style style:name="P68" style:family="paragraph" style:parent-style-name="Standard">
      <style:paragraph-properties fo:text-align="justify" style:justify-single-word="false"/>
      <style:text-properties officeooo:rsid="00264c4a" officeooo:paragraph-rsid="0053ddca"/>
    </style:style>
    <style:style style:name="P69" style:family="paragraph" style:parent-style-name="Standard">
      <style:paragraph-properties fo:text-align="justify" style:justify-single-word="false"/>
      <style:text-properties officeooo:rsid="00264c4a" officeooo:paragraph-rsid="00578325"/>
    </style:style>
    <style:style style:name="P70" style:family="paragraph" style:parent-style-name="Standard">
      <style:paragraph-properties fo:text-align="justify" style:justify-single-word="false"/>
      <style:text-properties officeooo:rsid="0024565b" officeooo:paragraph-rsid="0024565b"/>
    </style:style>
    <style:style style:name="P71" style:family="paragraph" style:parent-style-name="Standard">
      <style:paragraph-properties fo:text-align="justify" style:justify-single-word="false"/>
      <style:text-properties officeooo:rsid="0024565b" officeooo:paragraph-rsid="002db6ff"/>
    </style:style>
    <style:style style:name="P72" style:family="paragraph" style:parent-style-name="Standard">
      <style:paragraph-properties fo:text-align="justify" style:justify-single-word="false"/>
      <style:text-properties officeooo:rsid="002db6ff" officeooo:paragraph-rsid="002db6ff"/>
    </style:style>
    <style:style style:name="P73" style:family="paragraph" style:parent-style-name="Standard">
      <style:paragraph-properties fo:text-align="justify" style:justify-single-word="false"/>
      <style:text-properties officeooo:rsid="0026918a" officeooo:paragraph-rsid="0026918a"/>
    </style:style>
    <style:style style:name="P74" style:family="paragraph" style:parent-style-name="Standard">
      <style:paragraph-properties fo:text-align="justify" style:justify-single-word="false"/>
      <style:text-properties officeooo:rsid="004e1c12" officeooo:paragraph-rsid="004e1c12"/>
    </style:style>
    <style:style style:name="T1" style:family="text">
      <style:text-properties officeooo:rsid="000c57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731" style:font-weight-asian="bold" style:font-weight-complex="bold"/>
    </style:style>
    <style:style style:name="T4" style:family="text">
      <style:text-properties fo:font-weight="bold" officeooo:rsid="0012f644" style:font-weight-asian="bold" style:font-weight-complex="bold"/>
    </style:style>
    <style:style style:name="T5" style:family="text">
      <style:text-properties fo:font-weight="bold" officeooo:rsid="002a3141" style:font-weight-asian="bold" style:font-weight-complex="bold"/>
    </style:style>
    <style:style style:name="T6" style:family="text">
      <style:text-properties fo:font-weight="bold" officeooo:rsid="002cede8" style:font-weight-asian="bold" style:font-weight-complex="bold"/>
    </style:style>
    <style:style style:name="T7" style:family="text">
      <style:text-properties fo:font-weight="bold" officeooo:rsid="002db6ff" style:font-weight-asian="bold" style:font-weight-complex="bold"/>
    </style:style>
    <style:style style:name="T8" style:family="text">
      <style:text-properties fo:font-weight="bold" officeooo:rsid="00367feb" style:font-weight-asian="bold" style:font-weight-complex="bold"/>
    </style:style>
    <style:style style:name="T9" style:family="text">
      <style:text-properties fo:font-weight="bold" officeooo:rsid="00449bfc" style:font-weight-asian="bold" style:font-weight-complex="bold"/>
    </style:style>
    <style:style style:name="T10" style:family="text">
      <style:text-properties fo:font-weight="bold" officeooo:rsid="0046d1db" style:font-weight-asian="bold" style:font-weight-complex="bold"/>
    </style:style>
    <style:style style:name="T11" style:family="text">
      <style:text-properties fo:font-weight="bold" officeooo:rsid="00573311" style:font-weight-asian="bold" style:font-weight-complex="bold"/>
    </style:style>
    <style:style style:name="T12" style:family="text">
      <style:text-properties officeooo:rsid="000cd335"/>
    </style:style>
    <style:style style:name="T13" style:family="text">
      <style:text-properties officeooo:rsid="000d4433"/>
    </style:style>
    <style:style style:name="T14" style:family="text">
      <style:text-properties officeooo:rsid="000f2ba9"/>
    </style:style>
    <style:style style:name="T15" style:family="text">
      <style:text-properties officeooo:rsid="00114e0d"/>
    </style:style>
    <style:style style:name="T16" style:family="text">
      <style:text-properties officeooo:rsid="001273c9"/>
    </style:style>
    <style:style style:name="T17" style:family="text">
      <style:text-properties officeooo:rsid="00114e0d" fo:background-color="#ffff00"/>
    </style:style>
    <style:style style:name="T18" style:family="text">
      <style:text-properties officeooo:rsid="001273c9" fo:background-color="#ffff00"/>
    </style:style>
    <style:style style:name="T19" style:family="text">
      <style:text-properties officeooo:rsid="0012c870" fo:background-color="#ffff00"/>
    </style:style>
    <style:style style:name="T20" style:family="text">
      <style:text-properties officeooo:rsid="001c2c09" fo:background-color="#ffff00"/>
    </style:style>
    <style:style style:name="T21" style:family="text">
      <style:text-properties officeooo:rsid="003e475c" fo:background-color="#ffff00"/>
    </style:style>
    <style:style style:name="T22" style:family="text">
      <style:text-properties officeooo:rsid="0012c870"/>
    </style:style>
    <style:style style:name="T23" style:family="text">
      <style:text-properties officeooo:rsid="0012f644"/>
    </style:style>
    <style:style style:name="T24" style:family="text">
      <style:text-properties officeooo:rsid="0015cae9"/>
    </style:style>
    <style:style style:name="T25" style:family="text">
      <style:text-properties officeooo:rsid="0015d35f"/>
    </style:style>
    <style:style style:name="T26" style:family="text">
      <style:text-properties fo:font-weight="normal" officeooo:rsid="00176fa3" style:font-weight-asian="normal" style:font-weight-complex="normal"/>
    </style:style>
    <style:style style:name="T27" style:family="text">
      <style:text-properties fo:font-weight="normal" officeooo:rsid="0012f644" style:font-weight-asian="normal" style:font-weight-complex="normal"/>
    </style:style>
    <style:style style:name="T28" style:family="text">
      <style:text-properties fo:font-weight="normal" officeooo:rsid="00402642" style:font-weight-asian="normal" style:font-weight-complex="normal"/>
    </style:style>
    <style:style style:name="T29" style:family="text">
      <style:text-properties fo:font-weight="normal" officeooo:rsid="0046d1db" style:font-weight-asian="normal" style:font-weight-complex="normal"/>
    </style:style>
    <style:style style:name="T30" style:family="text">
      <style:text-properties fo:font-weight="normal" officeooo:rsid="00573311" style:font-weight-asian="normal" style:font-weight-complex="normal"/>
    </style:style>
    <style:style style:name="T31" style:family="text">
      <style:text-properties fo:font-weight="normal" officeooo:rsid="00578325" style:font-weight-asian="normal" style:font-weight-complex="normal"/>
    </style:style>
    <style:style style:name="T32" style:family="text">
      <style:text-properties fo:font-style="italic" officeooo:rsid="001273c9" style:font-style-asian="italic" style:font-style-complex="italic"/>
    </style:style>
    <style:style style:name="T33" style:family="text">
      <style:text-properties fo:font-style="italic" officeooo:rsid="00114e0d" style:font-style-asian="italic" style:font-style-complex="italic"/>
    </style:style>
    <style:style style:name="T34" style:family="text">
      <style:text-properties fo:font-style="italic" officeooo:rsid="0015cae9" style:font-style-asian="italic" style:font-style-complex="italic"/>
    </style:style>
    <style:style style:name="T35" style:family="text">
      <style:text-properties fo:font-style="italic" officeooo:rsid="0012c870" style:font-style-asian="italic" style:font-style-complex="italic"/>
    </style:style>
    <style:style style:name="T36" style:family="text">
      <style:text-properties fo:font-style="italic" officeooo:rsid="005414b7" style:font-style-asian="italic" style:font-style-complex="italic"/>
    </style:style>
    <style:style style:name="T37" style:family="text">
      <style:text-properties officeooo:rsid="0018cf8c"/>
    </style:style>
    <style:style style:name="T38" style:family="text">
      <style:text-properties officeooo:rsid="001c2c09"/>
    </style:style>
    <style:style style:name="T39" style:family="text">
      <style:text-properties officeooo:rsid="001d2954"/>
    </style:style>
    <style:style style:name="T40" style:family="text">
      <style:text-properties officeooo:rsid="00202cef"/>
    </style:style>
    <style:style style:name="T41" style:family="text">
      <style:text-properties officeooo:rsid="0021b9e0"/>
    </style:style>
    <style:style style:name="T42" style:family="text">
      <style:text-properties officeooo:rsid="00224561"/>
    </style:style>
    <style:style style:name="T43" style:family="text">
      <style:text-properties officeooo:rsid="002261de"/>
    </style:style>
    <style:style style:name="T44" style:family="text">
      <style:text-properties fo:font-style="normal" officeooo:rsid="0012f644" style:font-style-asian="normal" style:font-style-complex="normal"/>
    </style:style>
    <style:style style:name="T45" style:family="text">
      <style:text-properties fo:font-style="normal" officeooo:rsid="0012c870" style:font-style-asian="normal" style:font-style-complex="normal"/>
    </style:style>
    <style:style style:name="T46" style:family="text">
      <style:text-properties fo:font-style="normal" officeooo:rsid="00402642" style:font-style-asian="normal" style:font-style-complex="normal"/>
    </style:style>
    <style:style style:name="T47" style:family="text">
      <style:text-properties fo:font-style="normal" officeooo:rsid="00416644" style:font-style-asian="normal" style:font-style-complex="normal"/>
    </style:style>
    <style:style style:name="T48" style:family="text">
      <style:text-properties fo:font-style="normal" officeooo:rsid="003f158c" style:font-style-asian="normal" style:font-style-complex="normal"/>
    </style:style>
    <style:style style:name="T49" style:family="text">
      <style:text-properties fo:font-style="normal" officeooo:rsid="0015cae9" style:font-style-asian="normal" style:font-style-complex="normal"/>
    </style:style>
    <style:style style:name="T50" style:family="text">
      <style:text-properties fo:font-style="normal" fo:font-weight="normal" officeooo:rsid="0012f64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261d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2d557" style:font-style-asian="normal" style:font-weight-asian="normal" style:font-style-complex="normal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01c2c09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officeooo:rsid="001c2c09"/>
    </style:style>
    <style:style style:name="T55" style:family="text">
      <style:text-properties officeooo:rsid="0023e921"/>
    </style:style>
    <style:style style:name="T56" style:family="text">
      <style:text-properties officeooo:rsid="0024565b"/>
    </style:style>
    <style:style style:name="T57" style:family="text">
      <style:text-properties officeooo:rsid="0025be11"/>
    </style:style>
    <style:style style:name="T58" style:family="text">
      <style:text-properties officeooo:rsid="00264c4a"/>
    </style:style>
    <style:style style:name="T59" style:family="text">
      <style:text-properties officeooo:rsid="0026918a"/>
    </style:style>
    <style:style style:name="T60" style:family="text">
      <style:text-properties officeooo:rsid="00279f12"/>
    </style:style>
    <style:style style:name="T61" style:family="text">
      <style:text-properties officeooo:rsid="00283c5c"/>
    </style:style>
    <style:style style:name="T62" style:family="text">
      <style:text-properties officeooo:rsid="002a3141"/>
    </style:style>
    <style:style style:name="T63" style:family="text">
      <style:text-properties officeooo:rsid="002cdd24"/>
    </style:style>
    <style:style style:name="T64" style:family="text">
      <style:text-properties officeooo:rsid="002cede8"/>
    </style:style>
    <style:style style:name="T65" style:family="text">
      <style:text-properties officeooo:rsid="002db6ff"/>
    </style:style>
    <style:style style:name="T66" style:family="text">
      <style:text-properties officeooo:rsid="002dc856"/>
    </style:style>
    <style:style style:name="T67" style:family="text">
      <style:text-properties officeooo:rsid="00367feb"/>
    </style:style>
    <style:style style:name="T68" style:family="text">
      <style:text-properties officeooo:rsid="00381a83"/>
    </style:style>
    <style:style style:name="T69" style:family="text">
      <style:text-properties officeooo:rsid="0038b0c4"/>
    </style:style>
    <style:style style:name="T70" style:family="text">
      <style:text-properties officeooo:rsid="0039f118"/>
    </style:style>
    <style:style style:name="T71" style:family="text">
      <style:text-properties officeooo:rsid="003be6e8"/>
    </style:style>
    <style:style style:name="T72" style:family="text">
      <style:text-properties officeooo:rsid="003d08c7"/>
    </style:style>
    <style:style style:name="T73" style:family="text">
      <style:text-properties officeooo:rsid="0012c870" fo:background-color="#ffffff"/>
    </style:style>
    <style:style style:name="T74" style:family="text">
      <style:text-properties officeooo:rsid="00402642"/>
    </style:style>
    <style:style style:name="T75" style:family="text">
      <style:text-properties officeooo:rsid="004642a6"/>
    </style:style>
    <style:style style:name="T76" style:family="text">
      <style:text-properties officeooo:rsid="0046d1db"/>
    </style:style>
    <style:style style:name="T77" style:family="text">
      <style:text-properties officeooo:rsid="00485fa2"/>
    </style:style>
    <style:style style:name="T78" style:family="text">
      <style:text-properties officeooo:rsid="0049f332"/>
    </style:style>
    <style:style style:name="T79" style:family="text">
      <style:text-properties fo:color="#ff0000" officeooo:rsid="0049f332"/>
    </style:style>
    <style:style style:name="T80" style:family="text">
      <style:text-properties fo:color="#004a4a" officeooo:rsid="0049f332"/>
    </style:style>
    <style:style style:name="T81" style:family="text">
      <style:text-properties fo:color="#0099ff" officeooo:rsid="00485fa2"/>
    </style:style>
    <style:style style:name="T82" style:family="text">
      <style:text-properties fo:color="#0099ff" officeooo:rsid="0049f332"/>
    </style:style>
    <style:style style:name="T83" style:family="text">
      <style:text-properties officeooo:rsid="004afb6e"/>
    </style:style>
    <style:style style:name="T84" style:family="text">
      <style:text-properties officeooo:rsid="004b6112"/>
    </style:style>
    <style:style style:name="T85" style:family="text">
      <style:text-properties officeooo:rsid="004c2e4a"/>
    </style:style>
    <style:style style:name="T86" style:family="text">
      <style:text-properties officeooo:rsid="004ea57b"/>
    </style:style>
    <style:style style:name="T87" style:family="text">
      <style:text-properties officeooo:rsid="004ff3b4"/>
    </style:style>
    <style:style style:name="T88" style:family="text">
      <style:text-properties officeooo:rsid="00509942"/>
    </style:style>
    <style:style style:name="T89" style:family="text">
      <style:text-properties officeooo:rsid="005259b7"/>
    </style:style>
    <style:style style:name="T90" style:family="text">
      <style:text-properties officeooo:rsid="0053bb11"/>
    </style:style>
    <style:style style:name="T91" style:family="text">
      <style:text-properties officeooo:rsid="0053ddca"/>
    </style:style>
    <style:style style:name="T92" style:family="text">
      <style:text-properties officeooo:rsid="005414b7"/>
    </style:style>
    <style:style style:name="T93" style:family="text">
      <style:text-properties officeooo:rsid="0055f506"/>
    </style:style>
    <style:style style:name="T94" style:family="text">
      <style:text-properties officeooo:rsid="005677b3"/>
    </style:style>
    <style:style style:name="T95" style:family="text">
      <style:text-properties fo:color="#800080" officeooo:rsid="004afb6e"/>
    </style:style>
    <style:style style:name="T96" style:family="text">
      <style:text-properties officeooo:rsid="00573311"/>
    </style:style>
    <style:style style:name="T97" style:family="text">
      <style:text-properties officeooo:rsid="00587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cenario</text:p>
      <text:p text:style-name="P10"/>
      <text:p text:style-name="P10"/>
      <text:p text:style-name="P1"><text:span text:style-name="T1">LogClass.java rappresenta il </text:span><text:span text:style-name="T5">m</text:span><text:span text:style-name="T3">aster </text:span><text:span text:style-name="T1">(Clever Core).</text:span></text:p>
      <text:p text:style-name="P1"><text:span text:style-name="T1">LogClass1.java rappresenta lo </text:span><text:span text:style-name="T3">slave1</text:span><text:span text:style-name="T1"> </text:span><text:bookmark-start text:name="__DdeLink__1_301570044"/><text:span text:style-name="T1">(Agent 1 di clever)</text:span><text:bookmark-end text:name="__DdeLink__1_301570044"/><text:span text:style-name="T1">.</text:span></text:p>
      <text:p text:style-name="P1"><text:span text:style-name="T1">LogClass2.java </text:span><text:bookmark-start text:name="__DdeLink__548_635482969"/><text:span text:style-name="T1">rappresenta lo </text:span><text:span text:style-name="T3">slave2</text:span><text:span text:style-name="T1"> (Agent 2 di clever).</text:span><text:bookmark-end text:name="__DdeLink__548_635482969"/></text:p>
      <text:p text:style-name="P11"><text:span text:style-name="T67">Logclass.slave/Lo</text:span><text:span text:style-name="T71">gC</text:span><text:span text:style-name="T67">lass3.java </text:span>rappresenta lo <text:span text:style-name="T2">slave</text:span><text:span text:style-name="T8">3</text:span> (Agent <text:span text:style-name="T68">3</text:span> di clever).</text:p>
      <text:p text:style-name="P11"/>
      <text:p text:style-name="P12"><text:span text:style-name="T70">All'interno</text:span> dei <text:span text:style-name="T69">4</text:span> file sopra citati, sono dichiarati dei logger che vengono riempiti opportunamente.</text:p>
      <text:p text:style-name="P12"/>
      <text:p text:style-name="P38">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private static org.apache.log4j.Logger log0 = Logger.getLogger("com.foo");</text:p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52">log0.trace("Trace Message! ");</text:p>
            <text:p text:style-name="P52">log0.debug("Debug Message!");</text:p>
            <text:p text:style-name="P52">log0.info("Info Message!");</text:p>
            <text:p text:style-name="P52">log0.warn("Warn Message!");</text:p>
            <text:p text:style-name="P52">log0.error("Error Message!");</text:p>
            <text:p text:style-name="P52">log0.fatal("Fatal Message! ");</text:p>
          </table:table-cell>
        </table:table-row>
      </table:table>
      <text:p text:style-name="P12"/>
      <text:p text:style-name="P12">LogClass.java è il file contenente la classe principale, gli altri <text:span text:style-name="T71">3</text:span> file contengono le omonime classi che vengono richiamate all'interno della classe principale. <text:span text:style-name="T92">In particolare LogClass.java si trova all'interno del package </text:span><text:span text:style-name="T36">logclass.slave</text:span><text:span text:style-name="T92">.</text:span></text:p>
      <text:p text:style-name="P12"/>
      <text:p text:style-name="P12">La struttura del progetto, oltre alle componenti cr<text:span text:style-name="T71">ea</text:span>te di default, ha i seguenti elementi:</text:p>
      <text:p text:style-name="P12"/>
      <text:p text:style-name="P2"><text:span text:style-name="T62">m</text:span><text:span text:style-name="T12">aster/ </text:span><text:span text:style-name="T13">rootLogger.xml</text:span></text:p>
      <text:p text:style-name="P14"><text:s text:c="13"/>appender.xml</text:p>
      <text:p text:style-name="P14"><text:s text:c="13"/>logger.xml</text:p>
      <text:p text:style-name="P14"><text:s text:c="13"/></text:p>
      <text:p text:style-name="P3"><text:span text:style-name="T12">slave1/ <text:s/></text:span><text:span text:style-name="T13">rootLogger.xml</text:span></text:p>
      <text:p text:style-name="P15"><text:s text:c="13"/>appender.xml</text:p>
      <text:p text:style-name="P15"><text:s text:c="13"/>logger.xml</text:p>
      <text:p text:style-name="P15"/>
      <text:p text:style-name="P3"><text:span text:style-name="T12">slave2/ </text:span><text:span text:style-name="T13">rootLogger.xml</text:span></text:p>
      <text:p text:style-name="P15"><text:s text:c="13"/>appender.xml</text:p>
      <text:p text:style-name="P15"><text:s text:c="13"/>logger.xml</text:p>
      <text:p text:style-name="P15"/>
      <text:p text:style-name="P23"><text:span text:style-name="T12">slave</text:span><text:span text:style-name="T71">3</text:span><text:span text:style-name="T12">/ </text:span><text:span text:style-name="T13">rootLogger.xml</text:span></text:p>
      <text:p text:style-name="P16"><text:s text:c="13"/>appender.xml</text:p>
      <text:p text:style-name="P16"><text:s text:c="13"/>logger.xml</text:p>
      <text:p text:style-name="P12"/>
      <text:p text:style-name="P9">Ipotesi</text:p>
      <text:p text:style-name="P4"><text:span text:style-name="T15">Ciascun componente software (</text:span><text:span text:style-name="T62">m</text:span><text:span text:style-name="T15">aster o slave N), per consentire un corretto svolgimento del processo di creazione </text:span><text:span text:style-name="T40">dinamico </text:span><text:span text:style-name="T15">del file di configurazione di lo</text:span><text:span text:style-name="T72">g</text:span><text:span text:style-name="T15">4j, deve avere i 3 files elencati sopra. </text:span></text:p>
      <text:p text:style-name="P17">La struttura interna ci ciascun file dovrà essere “curata” da chi ha progettato il componente. </text:p>
      <text:p text:style-name="P4"><text:span text:style-name="T15">Ciascun file è un “frammento” che sarà utilizzato per comporre </text:span><text:span text:style-name="T40">dinamicamente</text:span><text:span text:style-name="T15">, come una sorta di mosaico, il file di configurazione di log4j </text:span><text:span text:style-name="T41">del componente </text:span><text:span text:style-name="T62">m</text:span><text:span text:style-name="T41">aster</text:span><text:span text:style-name="T15">. </text:span></text:p>
      <text:p text:style-name="P17">Le regole di sintassi da seguire per costruire dei frammenti adeguati sono quelle della documentazione di log4j. </text:p>
      <text:p text:style-name="P17"><text:soft-page-break/></text:p>
      <text:p text:style-name="P8"><text:span text:style-name="T15">Brevemente</text:span><text:span text:style-name="T15">:</text:span></text:p>
      <text:p text:style-name="P4"><text:span text:style-name="T72">Per</text:span><text:span text:style-name="T15"> ciascun <text:s/>frammento appender (appender.xml), ogni tag </text:span><text:span text:style-name="T33">&lt;appender&gt;</text:span><text:span text:style-name="T15"> deve avere un </text:span><text:span text:style-name="T17">n</text:span><text:span text:style-name="T18">a</text:span><text:span text:style-name="T17">me</text:span><text:span text:style-name="T15"> univoco all'interno del file, e in </text:span><text:span text:style-name="T16">una visione</text:span><text:span text:style-name="T15"> più ampi</text:span><text:span text:style-name="T16">a</text:span><text:span text:style-name="T15">, all'interno di più frammenti </text:span><text:span text:style-name="T22">(cioè più file appender.xml),</text:span><text:span text:style-name="T15"> per più componenti software. </text:span><text:span text:style-name="T16">(questo significa che dovrà essere un nome “ragionato”)</text:span></text:p>
      <text:p text:style-name="P5"><text:span text:style-name="T16">Il </text:span><text:span text:style-name="T42">valore del </text:span><text:span text:style-name="T16">campo </text:span><text:span text:style-name="T18">value</text:span><text:span text:style-name="T16">, all'interno del tag </text:span><text:span text:style-name="T32">&lt;param&gt;</text:span><text:span text:style-name="T16"> di </text:span><text:span text:style-name="T42">ciascun </text:span><text:span text:style-name="T32">&lt;appender&gt;</text:span><text:span text:style-name="T16"> deve contenere il percorso interno al progetto </text:span><text:span text:style-name="T62">m</text:span><text:span text:style-name="T16">aster dove risiede l'albero di directory atte a contenere </text:span><text:span text:style-name="T24">i</text:span><text:span text:style-name="T16"> file di log.</text:span></text:p>
      <text:p text:style-name="P18">(<text:span text:style-name="T72">in questo cas </text:span>/<text:span text:style-name="T72">LOGS</text:span>)</text:p>
      <text:p text:style-name="P13"/>
      <text:p text:style-name="P19">es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4"><text:span text:style-name="T16">&lt;appender name="</text:span><text:span text:style-name="T18">FILE</text:span><text:span text:style-name="T16">" class="org.apache.log4j.FileAppender"&gt;</text:span></text:p>
            <text:p text:style-name="P44"><text:span text:style-name="T16"><text:s text:c="3"/>&lt;param name="file" value="</text:span><text:span text:style-name="T21">LOGS/</text:span><text:span text:style-name="T18">logclass1_output/SOLO_INFO.txt</text:span><text:span text:style-name="T16">"/&gt;</text:span></text:p>
            <text:p text:style-name="P47"><text:s text:c="3"/>&lt;layout class="org.apache.log4j.PatternLayout" &gt;</text:p>
            <text:p text:style-name="P47"><text:s text:c="8"/>&lt;param name="ConversionPattern" value="%5p [%t] (%F:%L) - %m%n"/&gt; <text:s text:c="4"/></text:p>
            <text:p text:style-name="P47"><text:s text:c="3"/>&lt;/layout&gt;</text:p>
            <text:p text:style-name="P47"><text:s text:c="3"/>&lt;filter class="org.apache.log4j.varia.LevelMatchFilter"&gt;</text:p>
            <text:p text:style-name="P47"><text:s text:c="6"/>&lt;param name="LevelToMatch" value="INFO" /&gt;</text:p>
            <text:p text:style-name="P47"><text:s text:c="6"/>&lt;param name="AcceptOnMatch" value="true" /&gt;</text:p>
            <text:p text:style-name="P47"><text:s text:c="4"/>&lt;/filter&gt;</text:p>
            <text:p text:style-name="P47"><text:s text:c="4"/>&lt;filter class="org.apache.log4j.varia.DenyAllFilter" /&gt; </text:p>
            <text:p text:style-name="P47">&lt;/appender&gt;</text:p>
            <text:p text:style-name="P47">..................................</text:p>
          </table:table-cell>
        </table:table-row>
      </table:table>
      <text:p text:style-name="P20"/>
      <text:p text:style-name="P12"/>
      <text:p text:style-name="P7"><text:span text:style-name="T47">Bisogna assicurarsi che i</text:span><text:span text:style-name="T48">n ogni </text:span><text:span text:style-name="T49">frammento </text:span><text:span text:style-name="T48">l</text:span><text:span text:style-name="T45">ogger.xml, </text:span><text:span text:style-name="T48">tutti </text:span><text:span text:style-name="T46">gli </text:span><text:span text:style-name="T35">&lt;appender-ref&gt; </text:span><text:span text:style-name="T48">presenti all'interno d</text:span><text:span text:style-name="T47">ei</text:span><text:span text:style-name="T49"> tag </text:span><text:span text:style-name="T34">&lt;logger&gt; </text:span><text:span text:style-name="T47">si riferiscano</text:span><text:span text:style-name="T46"> ad</text:span><text:span text:style-name="T45"> un</text:span><text:span text:style-name="T48"> </text:span><text:span text:style-name="T45">valore di</text:span><text:span text:style-name="T22"> </text:span><text:span text:style-name="T19">ref</text:span><text:span text:style-name="T73"> </text:span><text:span text:style-name="T23">che </text:span><text:span text:style-name="T74">corrisponde</text:span><text:span text:style-name="T23"> ad un appender </text:span><text:span text:style-name="T4">esistente </text:span><text:span text:style-name="T26">sul proprio frammento appender.xml </text:span><text:span text:style-name="T28">di riferimento</text:span><text:span text:style-name="T27">.</text:span></text:p>
      <text:p text:style-name="P12"/>
      <text:p text:style-name="P21">es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8">&lt;logger name="pippo" additivity="false"&gt;</text:p>
            <text:p text:style-name="P48"><text:s text:c="8"/>&lt;level value="debug" /&gt;</text:p>
            <text:p text:style-name="P45"><text:span text:style-name="T22"><text:s text:c="8"/>&lt;appender-ref ref="</text:span><text:span text:style-name="T19">FILE</text:span><text:span text:style-name="T22">" /&gt;</text:span></text:p>
            <text:p text:style-name="P49"><text:s text:c="8"/>…...........................................</text:p>
            <text:p text:style-name="P46"><text:span text:style-name="T22"><text:s text:c="8"/>&lt;appender-ref ref="FILE</text:span><text:span text:style-name="T37">n</text:span><text:span text:style-name="T22">" /&gt;</text:span></text:p>
            <text:p text:style-name="P50">&lt;/logger&gt;</text:p>
            <text:p text:style-name="P50">…............................</text:p>
          </table:table-cell>
        </table:table-row>
      </table:table>
      <text:p text:style-name="P12"/>
      <text:p text:style-name="P12"/>
      <text:p text:style-name="P6"><text:span text:style-name="T43">P</text:span><text:span text:style-name="T25">er </text:span><text:span text:style-name="T43">ciascun </text:span><text:span text:style-name="T35">&lt;appender-ref&gt;</text:span><text:span text:style-name="T44"> </text:span><text:span text:style-name="T50">presente sul frammento rootLogger.xml, </text:span><text:span text:style-name="T52">bisogna </text:span><text:span text:style-name="T51">assicurarsi che</text:span><text:span text:style-name="T44"> </text:span><text:span text:style-name="T23">vi sia come valore un appender </text:span><text:span text:style-name="T4">esistente</text:span><text:span text:style-name="T23"> sul proprio frammento appender.xml. </text:span></text:p>
      <text:p text:style-name="P6"><text:span text:style-name="T23">L'elenco degli</text:span><text:span text:style-name="T39"> </text:span><text:span text:style-name="T35">&lt;appender-ref&gt;</text:span><text:span text:style-name="T38"> </text:span><text:span text:style-name="T53">deve </text:span><text:span text:style-name="T54">contenere una entry per ogni appender presente</text:span><text:span text:style-name="T38"> sul proprio frammento appender.xml</text:span></text:p>
      <text:p text:style-name="P22"/>
      <text:p text:style-name="P21">es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1"><text:span text:style-name="T38">&lt;appender-ref ref="</text:span><text:span text:style-name="T20">FILE</text:span><text:span text:style-name="T38">"/&gt;</text:span></text:p>
            <text:p text:style-name="P53">…..........................................</text:p>
            <text:p text:style-name="P53">&lt;appender-ref ref="FILEn"/&gt;</text:p>
          </table:table-cell>
        </table:table-row>
      </table:table>
      <text:p text:style-name="P12"/>
      <text:p text:style-name="P12"/>
      <text:p text:style-name="P12"/>
      <text:p text:style-name="P13"><text:soft-page-break/></text:p>
      <text:p text:style-name="P56"><text:span text:style-name="T14">Il processo di creazione del file di configurazione </text:span><text:span text:style-name="T55">è contenuto nella routine </text:span><text:span text:style-name="T9">creaFileConfigurazioneLog() </text:span><text:span text:style-name="T55"><text:s/>che</text:span><text:span text:style-name="T14"> parte all'avvio del <text:s/></text:span><text:span text:style-name="T55">pilota contenuto in Logclass.java</text:span><text:span text:style-name="T14">.</text:span></text:p>
      <text:p text:style-name="P57"><text:span text:style-name="T93">Questa routine è stata pensata per essere richiamata agilmente durante il run time.</text:span></text:p>
      <text:p text:style-name="P57"><text:span text:style-name="T93">Nel pilota viene richiamata una seconda volta, dopo la prima in fase di avvio, per simulare l'aggiunta di un uno agent.</text:span></text:p>
      <text:p text:style-name="P24"/>
      <text:p text:style-name="P60"><text:span text:style-name="T86">Dentro questa routine,</text:span><text:span text:style-name="T56"> per prima cosa, dati in input un vettore di path, dove ogni path si riferisce ad una directory di un dato componente software che si vuole </text:span><text:span text:style-name="T75">f</text:span><text:span text:style-name="T56">ar partecipare al processo di composizione del file di configurazione di log4j, viene eseguito un controllo preliminare su ciascun path, in modo da verificare l'esistenza di tutti </text:span><text:span text:style-name="T57">e i</text:span><text:span text:style-name="T56"> file necessari per il processo di composizione. </text:span></text:p>
      <text:p text:style-name="P60"><text:span text:style-name="T56">Non viene effettuato nessun controllo sul contenuto dei 3 file xml richiesti, la responsabilità sulla loro composizione è lasciata </text:span><text:span text:style-name="T57">a </text:span><text:span text:style-name="T56">ha chi ha scritto il componenete software. </text:span></text:p>
      <text:p text:style-name="P60"><text:span text:style-name="T56">Ogni path il cui controllo abbia dato esito positivo viene posto all'interno di un nuovo vettore di path che verrà da qui in poi considerato come input di riferimento. </text:span></text:p>
      <text:p text:style-name="P60"><text:span text:style-name="T56">I path che non hanno dato esito positivo vengono di conseguenza esclusi e a video appare un messaggio di errore che segnala il path escluso e il/i file mancanti.</text:span></text:p>
      <text:p text:style-name="P25">Una volta ottenuto un vettore di path regolari, questo viene usato in input per il processo di creazione vero e proprio.</text:p>
      <text:p text:style-name="P70"/>
      <text:p text:style-name="P71"><text:span text:style-name="T65">I seguenti metodi sono implementati in modo modulare all'interno di </text:span><text:span text:style-name="T7">componiConfLog()</text:span><text:span text:style-name="T65">:</text:span></text:p>
      <text:p text:style-name="P72"/>
      <text:p text:style-name="P58"><text:bookmark-start text:name="__DdeLink__703_2119205987"/><text:span text:style-name="T87">String</text:span><text:bookmark-end text:name="__DdeLink__703_2119205987"/><text:span text:style-name="T87"> </text:span><text:span text:style-name="T66">Appenders</text:span><text:span text:style-name="T63">&lt;-</text:span><text:span text:style-name="T61"> </text:span><text:span text:style-name="T6">componiAppConf</text:span><text:span text:style-name="T58">(</text:span><text:bookmark-start text:name="__DdeLink__725_814893355"/><text:bookmark-start text:name="__DdeLink__512_1664577522"/><text:span text:style-name="T64">vettore comp</text:span><text:bookmark-end text:name="__DdeLink__512_1664577522"/><text:span text:style-name="T97">onenti software validati</text:span><text:bookmark-end text:name="__DdeLink__725_814893355"/><text:span text:style-name="T58">); //</text:span><text:span text:style-name="T60">processo che unisce tutti gli appender.xml</text:span></text:p>
      <text:p text:style-name="P59"><text:span text:style-name="T87">String </text:span><text:span text:style-name="T66">Loggers</text:span><text:span text:style-name="T63">&lt;-</text:span><text:span text:style-name="T61"> </text:span><text:span text:style-name="T6">componiLogConf</text:span><text:span text:style-name="T58">(</text:span><text:bookmark-start text:name="__DdeLink__512_16645775221"/><text:span text:style-name="T64">vettore comp</text:span><text:bookmark-end text:name="__DdeLink__512_16645775221"/><text:span text:style-name="T97">onenti software validati</text:span><text:span text:style-name="T58">);//</text:span><text:span text:style-name="T60">processo che unisce tutti </text:span><text:span text:style-name="T88">i</text:span><text:span text:style-name="T60"> logger.xml</text:span></text:p>
      <text:p text:style-name="P59"><text:span text:style-name="T87">String rootLogger</text:span><text:span text:style-name="T63">&lt;- </text:span><text:span text:style-name="T6">componirootLogConf</text:span><text:span text:style-name="T59">(</text:span><text:bookmark-start text:name="__DdeLink__512_16645775222"/><text:span text:style-name="T64">vettore comp</text:span><text:bookmark-end text:name="__DdeLink__512_16645775222"/><text:span text:style-name="T97">onenti software validati</text:span><text:span text:style-name="T59">);//</text:span><text:span text:style-name="T60">processo che u</text:span><text:span text:style-name="T89">n</text:span><text:span text:style-name="T60">isce tutti </text:span><text:span text:style-name="T89">i</text:span><text:span text:style-name="T60"> rootLogger.xml</text:span></text:p>
      <text:p text:style-name="P73"/>
      <text:p text:style-name="P66"><text:span text:style-name="T87">più ulteriori stringhe interne contenenti la testa e coda del file </text:span><text:span text:style-name="T90">diconfigurazione finale</text:span><text:span text:style-name="T87"> e la testa e coda d</text:span><text:span text:style-name="T90">el frammento</text:span><text:span text:style-name="T87"> rootLogger.</text:span></text:p>
      <text:p text:style-name="P67"/>
      <text:p text:style-name="P68"><text:span text:style-name="T76">Tutte le stringhe interessate </text:span><text:span text:style-name="T91">vengono</text:span><text:span text:style-name="T76"> sommate opportunamente in modo da avere l'intero file di configurazione di log all'interno di una stringa. Questa stringa viene salvata sulla locazione che si è deciso deve essere occupata dal file di configurazionei </text:span><text:span text:style-name="T96">i</text:span><text:span text:style-name="T76">n questione </text:span><text:span text:style-name="T91">(log4jConfigFile)</text:span><text:span text:style-name="T76">, successivamente viene passato questo file al metodo </text:span><text:span text:style-name="T10">DOMConfigurator.configure() </text:span><text:span text:style-name="T29">che si occupa di avviare il logging con log4j.</text:span></text:p>
      <text:p text:style-name="P69"><text:span text:style-name="T30">Quando si aggiorna il file di configurazione a run time, bisogna resettare la configurazione </text:span><text:span text:style-name="T31">attiva</text:span><text:span text:style-name="T30"> in log4j col seguente comando </text:span><text:span text:style-name="T11">LogManager.resetConfiguration()</text:span><text:span text:style-name="T30"> </text:span><text:span text:style-name="T31">e poi ricaricare il nuovo file con la funzione </text:span><text:span text:style-name="T10">DOMConfigurator.configure()</text:span><text:span text:style-name="T29">.</text:span></text:p>
      <text:p text:style-name="P74">Per esigenze operative, prima di uscire dall'esecuzione a run time il file di configurazione viene cancellato (in coda al main).</text:p>
      <text:p text:style-name="P39"/>
      <text:p text:style-name="P26"><text:s/><text:span text:style-name="T77">Vengono creati i sengueti file di log:</text:span></text:p>
      <text:p text:style-name="P40"/>
      <text:p text:style-name="P27"><text:span text:style-name="T77">/LOGS/logclass_output/</text:span><text:span text:style-name="T79">DEBUG.txt</text:span></text:p>
      <text:p text:style-name="P31"><text:s text:c="38"/>/SOLO_INFO.txt</text:p>
      <text:p text:style-name="P29"><text:span text:style-name="T78"><text:s text:c="38"/>/Threshold_ERROR_log.</text:span><text:span text:style-name="T84">txt</text:span></text:p>
      <text:p text:style-name="P42"/>
      <text:p text:style-name="P28"><text:span text:style-name="T77"><text:s text:c="13"/>logclass1_output</text:span><text:span text:style-name="T80">DEBUG.txt</text:span></text:p>
      <text:p text:style-name="P34"><text:s text:c="38"/>/SOLO_INFO.txt</text:p>
      <text:p text:style-name="P32"><text:span text:style-name="T78"><text:s text:c="38"/>/Threshold_ERROR_log.</text:span><text:span text:style-name="T84">txt</text:span></text:p>
      <text:p text:style-name="P42"><text:soft-page-break/></text:p>
      <text:p text:style-name="P28"><text:span text:style-name="T77"><text:s text:c="13"/>logclass2_output</text:span><text:span text:style-name="T81">/</text:span><text:span text:style-name="T82">DEBUG.txt</text:span></text:p>
      <text:p text:style-name="P37"><text:s text:c="38"/>/SOLO_INFO.txt</text:p>
      <text:p text:style-name="P35"><text:span text:style-name="T78"><text:s text:c="38"/>/Threshold_ERROR_log</text:span><text:span text:style-name="T77">.</text:span><text:span text:style-name="T84">txt</text:span></text:p>
      <text:p text:style-name="P64"><text:span text:style-name="T77"/></text:p>
      <text:p text:style-name="P64"><text:span text:style-name="T77">logclass</text:span><text:span text:style-name="T94">3</text:span><text:span text:style-name="T77">_output</text:span><text:span text:style-name="T81">/</text:span><text:span text:style-name="T95">DEBUG.txt</text:span></text:p>
      <text:p text:style-name="P63"><text:s text:c="27"/>/SOLO_<text:span text:style-name="T95">INFO.txt</text:span></text:p>
      <text:p text:style-name="P62"><text:span text:style-name="T78"><text:s text:c="27"/></text:span><text:span text:style-name="T95">/Threshold_ERROR_log.txt</text:span></text:p>
      <text:p text:style-name="P35"><text:span text:style-name="T84"/></text:p>
      <text:p text:style-name="P41"/>
      <text:p text:style-name="P41"/>
      <text:p text:style-name="P43">Le seguenti classi/componenti software scrivono sui file appena elencati</text:p>
      <text:p text:style-name="P65"><text:bookmark-start text:name="__DdeLink__553_635482969"/><text:span text:style-name="T83">LogClass3</text:span><text:bookmark-end text:name="__DdeLink__553_635482969"/></text:p>
      <text:p text:style-name="P36"><text:span text:style-name="T83">LogClass2 </text:span></text:p>
      <text:p text:style-name="P30">LogClass</text:p>
      <text:p text:style-name="P33">LogClass<text:span text:style-name="T85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1:45:30</meta:creation-date>
    <dc:date>2014-01-24T12:43:51</dc:date>
    <meta:editing-duration>PT6H24M32S</meta:editing-duration>
    <meta:editing-cycles>82</meta:editing-cycles>
    <meta:generator>LibreOffice/4.0.2.2$Linux_x86 LibreOffice_project/400m0$Build-2</meta:generator>
    <meta:document-statistic meta:table-count="5" meta:image-count="0" meta:object-count="0" meta:page-count="4" meta:paragraph-count="100" meta:word-count="854" meta:character-count="7161" meta:non-whitespace-character-count="5889"/>
  </office:meta>
</office:document-meta>
</file>